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32pt"/>
    </style:style>
    <style:style style:name="P2" style:family="paragraph" style:parent-style-name="Standard">
      <style:paragraph-properties fo:text-align="center" style:justify-single-word="false"/>
      <style:text-properties style:font-name="Tahoma" fo:font-size="18pt"/>
    </style:style>
    <style:style style:name="P3" style:family="paragraph" style:parent-style-name="Standard">
      <style:paragraph-properties fo:text-align="start" style:justify-single-word="false"/>
      <style:text-properties style:font-name="Tahoma" fo:font-size="14pt" fo:font-weight="bold" style:font-weight-asian="bold" style:font-weight-complex="bold"/>
    </style:style>
    <style:style style:name="P4" style:family="paragraph" style:parent-style-name="Standard">
      <style:paragraph-properties fo:text-align="start" style:justify-single-word="false"/>
      <style:text-properties style:font-name="Tahoma" fo:font-size="12pt" fo:font-weight="bold" style:font-weight-asian="bold" style:font-weight-complex="bold"/>
    </style:style>
    <style:style style:name="P5" style:family="paragraph" style:parent-style-name="Standard">
      <style:paragraph-properties fo:text-align="start" style:justify-single-word="false"/>
      <style:text-properties style:font-name="Tahoma" fo:font-size="12pt"/>
    </style:style>
    <style:style style:name="P6" style:family="paragraph" style:parent-style-name="Standard">
      <style:paragraph-properties fo:text-align="start" style:justify-single-word="false"/>
      <style:text-properties style:font-name="Tahoma" fo:font-size="12pt" fo:font-weight="normal"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Seq</text:p>
      <text:p text:style-name="P2"/>
      <text:p text:style-name="P2">A Generative Music MIDI Sequencer</text:p>
      <text:p text:style-name="P2"/>
      <text:p text:style-name="P3">Description</text:p>
      <text:p text:style-name="P3"><text:span text:style-name="T1"/></text:p>
      <text:p text:style-name="P4"><text:span text:style-name="T1"><text:tab/>GenSeq (a working title) is a free MIDI generative sequencer application. It is only a few weeks old, so is in need of a lot of help. Currently, only very basic features are implemented. Most of the documentation of this project can be found inside of comments within the code itself, so dig in! The basic concept of this project follows.</text:span></text:p>
      <text:p text:style-name="P4"><text:span text:style-name="T1"/></text:p>
      <text:p text:style-name="P5"><text:span text:style-name="T1">The user designs a generative score based on a graph constructed of </text:span><text:span text:style-name="T2">Nodes </text:span><text:span text:style-name="T1">and </text:span><text:span text:style-name="T2">Edges</text:span><text:span text:style-name="T1">. A Node may represent any musical event, and it is connected to any number of other nodes. Each node plays its musical event specified by a corresponding </text:span><text:span text:style-name="T2">likelihood</text:span><text:span text:style-name="T1">. (TODO:) A connected component of the overall graph can be encapsulated in a </text:span><text:span text:style-name="T2">MetaNode</text:span><text:span text:style-name="T1">, which can be treated as any other Node in the construction of the graph. This allows the user to create larger non-deterministic musical structures. Multiple layers of generative scores (up to 16) allow for complex counterpoint.</text:span></text:p>
      <text:p text:style-name="P5"><text:span text:style-name="T1"/></text:p>
      <text:p text:style-name="P3">The Canvas</text:p>
      <text:p text:style-name="P3"/>
      <text:p text:style-name="P6"><text:tab/>The main screen of GenSeq is the canvas. This is where the construction of the score takes place. By clicking the left mouse button, you can insert Nodes, which appear as either green or red ellipses on the canvas. By clicking and dragging from one Node to another, you can create an Edge. Edges define relationships between musical events. (TODO:) Edges can also be used to send control change (CC) MIDI messages to a synthesizer or another sequencer, which you as the composer can use to create steadily changing timbres, to adjust amplitudes, or for any purpose that will accept a control change message. When a Node is played, it will choose the next node to play from among its incident Nodes, which are Nodes that are connected by an outbound edge from the original Node.</text:p>
      <text:p text:style-name="P6"/>
      <text:p text:style-name="P6">By using the middle mouse button or the grab tool (in the toolbar with the hand icon), you can move Nodes around freely. The timing between events on the canvas is proportional to the geometric length of an edge, so timings <text:soft-page-break/>in your score can be as precise as your eyes and mouse allow you to be. (TODO:) You can activate the canvas grid by selecting it from the menu under Edit → Use Grid. This will display a grid of unit cells, with each cell representing one beat. Arranging Nodes on the grid will allow you to achieve more traditional rhythms.</text:p>
      <text:p text:style-name="P6"/>
      <text:p text:style-name="P3">Node Events</text:p>
      <text:p text:style-name="P3"/>
      <text:p text:style-name="P6"><text:tab/>Each Node represents one or more Node Events. A Node Event can be just about anything, such as a note, chord, or rest. Node Events can be created, modified, or deleted from the Node Attributes menu, which can be found by right-clicking on a node and selecting “Node Attributes.” A window will display that allows you to modify any property of the selected Node, including its events.</text:p>
      <text:p text:style-name="P6"/>
      <text:p text:style-name="P6">To the left, there is a large box with a list of pitches and other musical events. Select one or more of these to create a Node Event that can perform simultaneous tasks, such as playing several notes (a chord). Note that the “REST” event cannot be combined with other events. The REST event will stop all notes that are playing on the current canvas when the Node is played. The Velocity slider to the right adjusts the velocity (usually interpreted as volume) of the event. The Likelihood slider adjusts the event's likelihood relative to other events that the Node contains. A likelihood value of 1.0 indicates that the current event has a likelihood proportional to the number of events the Node contains. For example, if you have five events each with likelihood 1.0, then any of the events has a 1:5 chance of being played when the Node is activated. If you have four events with likelihood 1.0 and a fifth event with likelihood 0.5, then any of the first four events have a 2:9 chance of playing, and the fifth event has a 1:9 chanc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25in" fo:margin-bottom="1.25in" fo:margin-left="1.25in" fo:margin-right="1.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ke Lovett</meta:initial-creator>
    <meta:creation-date>2011-08-30T17:19:29</meta:creation-date>
    <meta:document-statistic meta:table-count="0" meta:image-count="0" meta:object-count="0" meta:page-count="2" meta:paragraph-count="11" meta:word-count="659" meta:character-count="3724"/>
    <dc:date>2011-08-30T17:39:59</dc:date>
    <dc:creator>Luke Lovett</dc:creator>
    <meta:editing-duration>PT4M50S</meta:editing-duration>
    <meta:editing-cycles>1</meta:editing-cycles>
    <meta:generator>OpenOffice.org/3.3$Unix OpenOffice.org_project/330m20$Build-9567</meta:generator>
  </office:meta>
</office:document-meta>
</file>